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91843" officeooo:paragraph-rsid="00191843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b7eec" officeooo:paragraph-rsid="001b7ee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191843" officeooo:paragraph-rsid="00191843"/>
    </style:style>
    <style:style style:name="P7" style:family="paragraph" style:parent-style-name="Standard">
      <style:text-properties officeooo:rsid="0019e7b9" officeooo:paragraph-rsid="0019e7b9"/>
    </style:style>
    <style:style style:name="T1" style:family="text">
      <style:text-properties officeooo:rsid="00191843"/>
    </style:style>
    <style:style style:name="T2" style:family="text">
      <style:text-properties officeooo:rsid="001e02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Ope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Oper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">Anno</text:p>
          </table:table-cell>
          <table:table-cell table:style-name="Table2.A1" office:value-type="string">
            <text:p text:style-name="P2">Anno di pubblicazione opera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I/O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<text:span text:style-name="T2">O/</text:span>L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2-13T17:29:24.731449022</dc:date>
    <meta:editing-duration>PT5M46S</meta:editing-duration>
    <meta:editing-cycles>4</meta:editing-cycles>
    <meta:document-statistic meta:table-count="2" meta:image-count="0" meta:object-count="0" meta:page-count="1" meta:paragraph-count="44" meta:word-count="58" meta:character-count="354" meta:non-whitespace-character-count="340"/>
  </office:meta>
</office:document-meta>
</file>